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201000006520000012908DD2654D5EDC1CF.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line-height="100%" fo:text-align="justify" style:justify-single-word="false" fo:text-indent="-0.25in" style:auto-text-indent="false"/>
    </style:style>
    <style:style style:name="P11" style:family="paragraph" style:parent-style-name="Standard" style:list-style-name="WWNum1">
      <style:paragraph-properties fo:margin-left="0.5in" fo:margin-right="0in"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5">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18"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2" style:family="paragraph" style:parent-style-name="Standard">
      <style:paragraph-properties fo:margin-left="0in" fo:margin-right="0in" fo:line-height="100%" fo:text-align="justify" style:justify-single-word="false" fo:text-indent="0in" style:auto-text-indent="fals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top="0in" fo:margin-bottom="0.139in" loext:contextual-spacing="false" fo:line-height="115%"/>
    </style:style>
    <style:style style:name="P27" style:family="paragraph" style:parent-style-name="Standard">
      <style:paragraph-properties fo:margin-top="0in" fo:margin-bottom="0.139in" loext:contextual-spacing="false" fo:line-height="115%" fo:text-align="justify" style:justify-single-word="false" fo:orphans="2" fo:widows="2"/>
    </style:style>
    <style:style style:name="P28" style:family="paragraph" style:parent-style-name="Standard">
      <style:paragraph-properties fo:margin-top="0in" fo:margin-bottom="0.139in" loext:contextual-spacing="false" fo:line-height="100%" fo:text-align="justify" style:justify-single-word="false" fo:orphans="2" fo:widows="2"/>
    </style:style>
    <style:style style:name="P29" style:family="paragraph" style:parent-style-name="Standard" style:list-style-name="WWNum5">
      <style:paragraph-properties fo:margin-left="1in" fo:margin-right="0in" fo:margin-top="0in" fo:margin-bottom="0in" loext:contextual-spacing="false" fo:line-height="115%" fo:text-align="justify" style:justify-single-word="false" fo:orphans="2" fo:widows="2" fo:text-indent="-0.25in" style:auto-text-indent="false"/>
    </style:style>
    <style:style style:name="P30" style:family="paragraph" style:parent-style-name="Standard" style:list-style-name="WWNum5">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31" style:family="paragraph" style:parent-style-name="Standard" style:list-style-name="WWNum6">
      <style:paragraph-properties fo:margin-left="1in" fo:margin-right="0in" fo:line-height="100%" fo:text-align="justify" style:justify-single-word="false" fo:text-indent="-0.25in" style:auto-text-indent="false"/>
    </style:style>
    <style:style style:name="P32" style:family="paragraph" style:parent-style-name="Standard" style:list-style-name="WWNum6">
      <style:paragraph-properties fo:margin-left="1in" fo:margin-right="0in" fo:text-align="justify" style:justify-single-word="false" fo:text-indent="-0.25in" style:auto-text-indent="false"/>
    </style:style>
    <style:style style:name="P33" style:family="paragraph" style:parent-style-name="Standard" style:list-style-name="WWNum7">
      <style:paragraph-properties fo:margin-left="0.5in" fo:margin-right="0in" fo:text-align="justify" style:justify-single-word="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36"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3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8" style:family="paragraph" style:parent-style-name="Standard" style:master-page-name="First_20_Page">
      <style:paragraph-properties fo:line-height="115%" fo:text-align="justify" style:justify-single-word="false" fo:orphans="2" fo:widows="2" style:page-number="auto"/>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Heading_20_1">
      <style:paragraph-properties fo:text-align="justify" style:justify-single-word="false" fo:break-before="page"/>
    </style:style>
    <style:style style:name="P42" style:family="paragraph" style:parent-style-name="Heading_20_3">
      <style:paragraph-properties fo:text-align="justify" style:justify-single-word="false"/>
    </style:style>
    <style:style style:name="P43" style:family="paragraph" style:parent-style-name="Heading_20_2">
      <style:paragraph-properties fo:text-align="justify" style:justify-single-word="false"/>
    </style:style>
    <style:style style:name="P44" style:family="paragraph" style:parent-style-name="Heading_20_2">
      <style:paragraph-properties fo:margin-top="0.25in" fo:margin-bottom="0.139in" loext:contextual-spacing="false" fo:line-height="100%" fo:text-align="justify" style:justify-single-word="false"/>
    </style:style>
    <style:style style:name="P45" style:family="paragraph" style:parent-style-name="Heading_20_2">
      <style:paragraph-properties fo:margin-top="0.25in" fo:margin-bottom="0.139in" loext:contextual-spacing="false" fo:line-height="100%" fo:text-align="justify" style:justify-single-word="false" fo:orphans="2" fo:widows="2"/>
    </style:style>
    <style:style style:name="P46" style:family="paragraph" style:parent-style-name="Heading_20_2">
      <style:paragraph-properties fo:margin-top="0.25in" fo:margin-bottom="0.139in" loext:contextual-spacing="false" fo:line-height="115%"/>
    </style:style>
    <style:style style:name="P47" style:family="paragraph" style:parent-style-name="Heading_20_2">
      <style:paragraph-properties fo:break-before="page"/>
    </style:style>
    <style:style style:name="P48" style:family="paragraph" style:parent-style-name="Heading_20_2">
      <style:paragraph-properties fo:text-align="justify" style:justify-single-word="false" fo:break-before="page"/>
    </style:style>
    <style:style style:name="P49" style:family="paragraph" style:parent-style-name="Title">
      <style:paragraph-properties fo:margin-top="0in" fo:margin-bottom="0in" loext:contextual-spacing="false" fo:line-height="115%" fo:text-align="center" style:justify-single-word="false"/>
    </style:style>
    <style:style style:name="P50" style:family="paragraph">
      <loext:graphic-properties draw:fill="solid" draw:fill-color="#a0a0a0"/>
      <style:paragraph-properties fo:text-align="center"/>
    </style:style>
    <style:style style:name="P51" style:family="paragraph">
      <loext:graphic-properties draw:fill="none"/>
      <style:paragraph-properties fo:text-align="start"/>
      <style:text-properties fo:font-size="18pt"/>
    </style:style>
    <style:style style:name="P52"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font-style="italic" style:font-style-asian="italic"/>
    </style:style>
    <style:style style:name="T9" style:family="text">
      <style:text-properties fo:font-size="10pt" fo:font-style="italic" style:font-size-asian="10pt" style:font-style-asian="italic" style:font-size-complex="10pt"/>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0744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783in, 0.3937in, 0.3882in, 0.1528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oft-page-break/><draw:frame draw:style-name="fr1" draw:name="image1.jpg" text:anchor-type="as-char" svg:width="6.2681in" svg:height="2.0138in" draw:z-index="0"><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49"><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9"><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uhqoemm410k7" text:style-name="Index_20_Link" text:visited-style-name="Index_20_Link"><text:span text:style-name="T4">Índice</text:span></text:a><text:span text:style-name="T4"><text:tab/>1</text:span></text:p>
          <text:p text:style-name="P20"><text:a xlink:type="simple" xlink:href="#_2e4e13qbcz6z" text:style-name="Index_20_Link" text:visited-style-name="Index_20_Link"><text:span text:style-name="T6">Organización</text:span></text:a><text:span text:style-name="T6"><text:tab/>2</text:span></text:p>
          <text:p text:style-name="P23"><text:a xlink:type="simple" xlink:href="#_xr3xu2jows8n" text:style-name="Index_20_Link" text:visited-style-name="Index_20_Link"><text:span text:style-name="T5">Tareas realizadas por cada miembro del grupo</text:span></text:a><text:span text:style-name="T5"><text:tab/>2</text:span></text:p>
          <text:p text:style-name="P23"><text:a xlink:type="simple" xlink:href="#_5pk2dyd9j80a" text:style-name="Index_20_Link" text:visited-style-name="Index_20_Link"><text:span text:style-name="T5">Reparto de responsabilidades</text:span></text:a><text:span text:style-name="T5"><text:tab/>2</text:span></text:p>
          <text:p text:style-name="P23"><text:a xlink:type="simple" xlink:href="#_s2hw5w15wkkh" text:style-name="Index_20_Link" text:visited-style-name="Index_20_Link"><text:span text:style-name="T5">Resumen de versiones</text:span></text:a><text:span text:style-name="T5"><text:tab/>3</text:span></text:p>
          <text:p text:style-name="P20"><text:soft-page-break/><text:a xlink:type="simple" xlink:href="#_vuvqy677zxpo" text:style-name="Index_20_Link" text:visited-style-name="Index_20_Link"><text:span text:style-name="T4">Etapa de planificación</text:span></text:a><text:span text:style-name="T4"><text:tab/>3</text:span></text:p>
          <text:p text:style-name="P23"><text:a xlink:type="simple" xlink:href="#_argn8l2wcwy9" text:style-name="Index_20_Link" text:visited-style-name="Index_20_Link"><text:span text:style-name="T5">Sitemap de la aplicación</text:span></text:a><text:span text:style-name="T5"><text:tab/>3</text:span></text:p>
          <text:p text:style-name="P23"><text:a xlink:type="simple" xlink:href="#_a2qdn5286nqx" text:style-name="Index_20_Link" text:visited-style-name="Index_20_Link"><text:span text:style-name="T5">UML de la aplicación</text:span></text:a><text:span text:style-name="T5"><text:tab/>4</text:span></text:p>
          <text:p text:style-name="P20"><text:a xlink:type="simple" xlink:href="#_q4fdkqpo83kq" text:style-name="Index_20_Link" text:visited-style-name="Index_20_Link"><text:span text:style-name="T4">Etapa de diseño</text:span></text:a><text:span text:style-name="T4"><text:tab/>5</text:span></text:p>
          <text:p text:style-name="P23"><text:a xlink:type="simple" xlink:href="#_x3fekmn12bpb" text:style-name="Index_20_Link" text:visited-style-name="Index_20_Link"><text:span text:style-name="T5">Diseño visual y definición de estilo</text:span></text:a><text:span text:style-name="T5"><text:tab/>5</text:span></text:p>
          <text:p text:style-name="P25"><text:a xlink:type="simple" xlink:href="#_1tvgwqwos92r" text:style-name="Index_20_Link" text:visited-style-name="Index_20_Link"><text:span text:style-name="T5">Tipografía</text:span></text:a><text:span text:style-name="T5"><text:tab/>5</text:span></text:p>
          <text:p text:style-name="P25"><text:a xlink:type="simple" xlink:href="#_v1avvro5u1vk" text:style-name="Index_20_Link" text:visited-style-name="Index_20_Link"><text:span text:style-name="T5">Paleta de color</text:span></text:a><text:span text:style-name="T5"><text:tab/>5</text:span></text:p>
          <text:p text:style-name="P25"><text:a xlink:type="simple" xlink:href="#_xvqdjlh1e80h" text:style-name="Index_20_Link" text:visited-style-name="Index_20_Link"><text:span text:style-name="T5">Tono de escritura</text:span></text:a><text:span text:style-name="T5"><text:tab/>5</text:span></text:p>
          <text:p text:style-name="P25"><text:a xlink:type="simple" xlink:href="#_ws1swbp12p57" text:style-name="Index_20_Link" text:visited-style-name="Index_20_Link"><text:span text:style-name="T5">Iconografía</text:span></text:a><text:span text:style-name="T5"><text:tab/>5</text:span></text:p>
          <text:p text:style-name="P25"><text:a xlink:type="simple" xlink:href="#_xoyqb09vq18g" text:style-name="Index_20_Link" text:visited-style-name="Index_20_Link"><text:span text:style-name="T5">Imágenes</text:span></text:a><text:span text:style-name="T5"><text:tab/>5</text:span></text:p>
          <text:p text:style-name="P25"><text:a xlink:type="simple" xlink:href="#_j91xd7jxwdnm" text:style-name="Index_20_Link" text:visited-style-name="Index_20_Link"><text:span text:style-name="T5">Botones</text:span></text:a><text:span text:style-name="T5"><text:tab/>5</text:span></text:p>
          <text:p text:style-name="P25"><text:a xlink:type="simple" xlink:href="#_8me427z3jwph" text:style-name="Index_20_Link" text:visited-style-name="Index_20_Link"><text:span text:style-name="T5">Espaciado</text:span></text:a><text:span text:style-name="T5"><text:tab/>5</text:span></text:p>
          <text:p text:style-name="P23"><text:a xlink:type="simple" xlink:href="#_1t3h5sf" text:style-name="Index_20_Link" text:visited-style-name="Index_20_Link"><text:span text:style-name="T5">Modelado del usuario: Front-office</text:span></text:a><text:span text:style-name="T5"><text:tab/>6</text:span></text:p>
          <text:p text:style-name="P25"><text:a xlink:type="simple" xlink:href="#_4d34og8" text:style-name="Index_20_Link" text:visited-style-name="Index_20_Link"><text:span text:style-name="T5">Casos de uso</text:span></text:a><text:span text:style-name="T5"><text:tab/>6</text:span></text:p>
          <text:p text:style-name="P23"><text:a xlink:type="simple" xlink:href="#_17dp8vu" text:style-name="Index_20_Link" text:visited-style-name="Index_20_Link"><text:span text:style-name="T4">Etapa de prototipado: Front-office</text:span></text:a><text:span text:style-name="T4"><text:tab/>7</text:span></text:p>
          <text:p text:style-name="P25"><text:a xlink:type="simple" xlink:href="#_qd1mpqza257k" text:style-name="Index_20_Link" text:visited-style-name="Index_20_Link"><text:span text:style-name="T5">Inicio</text:span></text:a><text:span text:style-name="T5"><text:tab/>7</text:span></text:p>
          <text:p text:style-name="P25"><text:a xlink:type="simple" xlink:href="#_amfmkhbvklco" text:style-name="Index_20_Link" text:visited-style-name="Index_20_Link"><text:span text:style-name="T5">Inicio de sesión</text:span></text:a><text:span text:style-name="T5"><text:tab/>8</text:span></text:p>
          <text:p text:style-name="P25"><text:a xlink:type="simple" xlink:href="#_9rn2wvilyce1" text:style-name="Index_20_Link" text:visited-style-name="Index_20_Link"><text:span text:style-name="T5">Gestión de reservas</text:span></text:a><text:span text:style-name="T5"><text:tab/>8</text:span></text:p>
          <text:p text:style-name="P25"><text:a xlink:type="simple" xlink:href="#_yad0m0sojl81" text:style-name="Index_20_Link" text:visited-style-name="Index_20_Link"><text:span text:style-name="T5">Formulario de reserva</text:span></text:a><text:span text:style-name="T5"><text:tab/>9</text:span></text:p>
          <text:p text:style-name="P25"><text:a xlink:type="simple" xlink:href="#_d115ogvohz43" text:style-name="Index_20_Link" text:visited-style-name="Index_20_Link"><text:span text:style-name="T5">Confirmación del formulario de reserva</text:span></text:a><text:span text:style-name="T5"><text:tab/>9</text:span></text:p>
          <text:p text:style-name="P23"><text:a xlink:type="simple" xlink:href="#_m2tbhz2ffjwr" text:style-name="Index_20_Link" text:visited-style-name="Index_20_Link"><text:span text:style-name="T5">Modelado del usuario: Back-office</text:span></text:a><text:span text:style-name="T5"><text:tab/>10</text:span></text:p>
          <text:p text:style-name="P25"><text:soft-page-break/><text:a xlink:type="simple" xlink:href="#_ieeo88btq04c" text:style-name="Index_20_Link" text:visited-style-name="Index_20_Link"><text:span text:style-name="T5">Casos de uso</text:span></text:a><text:span text:style-name="T5"><text:tab/>10</text:span></text:p>
          <text:p text:style-name="P23"><text:a xlink:type="simple" xlink:href="#_aprhxklm9iha" text:style-name="Index_20_Link" text:visited-style-name="Index_20_Link"><text:span text:style-name="T4">Etapa de prototipado: Back-office</text:span></text:a><text:span text:style-name="T4"><text:tab/>12</text:span></text:p>
          <text:p text:style-name="P25"><text:a xlink:type="simple" xlink:href="#_w40ch3q4ynav" text:style-name="Index_20_Link" text:visited-style-name="Index_20_Link"><text:span text:style-name="T5">Inicio de sesión</text:span></text:a><text:span text:style-name="T5"><text:tab/>13</text:span></text:p>
          <text:p text:style-name="P25"><text:a xlink:type="simple" xlink:href="#_4c3mav7n670l" text:style-name="Index_20_Link" text:visited-style-name="Index_20_Link"><text:span text:style-name="T5">Gestión de áreas</text:span></text:a><text:span text:style-name="T5"><text:tab/>13</text:span></text:p>
          <text:p text:style-name="P25"><text:a xlink:type="simple" xlink:href="#_iwmv5lcdbkm1" text:style-name="Index_20_Link" text:visited-style-name="Index_20_Link"><text:span text:style-name="T5">Crear servicio</text:span></text:a><text:span text:style-name="T5"><text:tab/>14</text:span></text:p>
          <text:p text:style-name="P25"><text:a xlink:type="simple" xlink:href="#_xa3p3c42t8e" text:style-name="Index_20_Link" text:visited-style-name="Index_20_Link"><text:span text:style-name="T5">Petición de nuevo tipo de servicio</text:span></text:a><text:span text:style-name="T5"><text:tab/>14</text:span></text:p>
          <text:p text:style-name="P23"><text:a xlink:type="simple" xlink:href="#_a4y9hzbdoxpy" text:style-name="Index_20_Link" text:visited-style-name="Index_20_Link">Mejoras</text:a><text:tab/>15</text:p>
          <text:p text:style-name="P24"><text:a xlink:type="simple" xlink:href="#_y5wyxlkrhh0s" text:style-name="Index_20_Link" text:visited-style-name="Index_20_Link"><text:span text:style-name="T5">Adicionalmente</text:span></text:a><text:span text:style-name="T5"><text:tab/>15</text:span></text:p>
        </text:index-body>
      </text:table-of-content>
      <text:p text:style-name="P3"/>
      <text:p text:style-name="P41"><text:bookmark text:name="_2e4e13qbcz6z"/>Organización</text:p>
      <text:p text:style-name="P27">El grupo ha realizado todo el trabajo de manera totalmente telemática, para ello hemos hecho uso de multitud de herramientas, las cuales listamos a continuación:</text:p>
      <text:list xml:id="list747949649" text:style-name="WWNum4">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28">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4"><text:bookmark text:name="_xr3xu2jows8n"/>Tareas realizadas por cada miembro del grupo</text:p>
      <text:list xml:id="list3319814737" text:style-name="WWNum5">
        <text:list-item>
          <text:p text:style-name="P13"><text:span text:style-name="T6">Paul Ximo Pluijter Izquierdo</text:span></text:p>
          <text:list>
            <text:list-item>
              <text:p text:style-name="P29">Diseño de las vistas</text:p>
            </text:list-item>
            <text:list-item>
              <text:p text:style-name="P29">Prototipos</text:p>
            </text:list-item>
            <text:list-item>
              <text:p text:style-name="P29">Código de las vistas</text:p>
            </text:list-item>
            <text:list-item>
              <text:p text:style-name="P29">Algunos métodos del código de Java</text:p>
            </text:list-item>
            <text:list-item>
              <text:p text:style-name="P29">Código de la Base de Datos</text:p>
            </text:list-item>
            <text:list-item>
              <text:p text:style-name="P30">Documentación</text:p>
            </text:list-item>
          </text:list>
        </text:list-item>
        <text:list-item>
          <text:p text:style-name="P17"><text:span text:style-name="T6">Miguel Ángel Prosper Quirós</text:span></text:p>
          <text:list>
            <text:list-item>
              <text:p text:style-name="P29">Abstracciones y generalizaciones de las clases</text:p>
            </text:list-item>
            <text:list-item>
              <text:p text:style-name="P29">Algunas clases Java específicas</text:p>
            </text:list-item>
            <text:list-item>
              <text:p text:style-name="P29">Algunas partes de los códigos de las vistas</text:p>
            </text:list-item>
            <text:list-item>
              <text:p text:style-name="P29">Diseño de las vistas</text:p>
            </text:list-item>
            <text:list-item>
              <text:p text:style-name="P29"><text:soft-page-break/>Código de la Base de Datos</text:p>
            </text:list-item>
            <text:list-item>
              <text:p text:style-name="P30">Documentación</text:p>
            </text:list-item>
          </text:list>
        </text:list-item>
        <text:list-item>
          <text:p text:style-name="P17"><text:span text:style-name="T6">Adrián Luque Bueso</text:span></text:p>
          <text:list>
            <text:list-item>
              <text:p text:style-name="P29">Clases Java específicas</text:p>
            </text:list-item>
            <text:list-item>
              <text:p text:style-name="P29">Algunas partes de los códigos de las vistas</text:p>
            </text:list-item>
            <text:list-item>
              <text:p text:style-name="P29">Diseño de las vistas</text:p>
            </text:list-item>
            <text:list-item>
              <text:p text:style-name="P29">Código de la Base de Datos</text:p>
            </text:list-item>
            <text:list-item>
              <text:p text:style-name="P30">Documentación</text:p>
            </text:list-item>
          </text:list>
        </text:list-item>
      </text:list>
      <text:p text:style-name="P45"><text:bookmark text:name="_5pk2dyd9j80a"/>Reparto de responsabilidades</text:p>
      <text:list xml:id="list123813813667186" text:continue-numbering="true" text:style-name="WWNum5">
        <text:list-item>
          <text:p text:style-name="P13"><text:span text:style-name="T6">Gestor del proyecto</text:span>: Paul Ximo Pluijter Izquierdo</text:p>
        </text:list-item>
        <text:list-item>
          <text:p text:style-name="P13"><text:span text:style-name="T6">Analista del sistema</text:span>: Adrián Luque Bueso</text:p>
        </text:list-item>
        <text:list-item>
          <text:p text:style-name="P15"><text:span text:style-name="T6">Gestor de calidad</text:span>: Miguel Ángel Prosper Quirós</text:p>
        </text:list-item>
      </text:list>
      <text:p text:style-name="P21"/>
      <text:p text:style-name="P46"><text:bookmark text:name="_s2hw5w15wkkh"/>Resumen de versiones</text:p>
      <text:p text:style-name="P26"><draw:frame draw:style-name="fr2" draw:name="image17.png" text:anchor-type="as-char" svg:width="6.089in" svg:height="1.7555in" draw:z-index="0"><draw:image xlink:href="Pictures/10000201000006520000012908DD2654D5EDC1CF.png" xlink:type="simple" xlink:show="embed" xlink:actuate="onLoad" loext:mime-type="image/png"/></draw:frame><text:span text:style-name="T8">I</text:span><text:span text:style-name="T9">zquierda a derecha</text:span><text:span text:style-name="T10">: Miguel Ángel Prosper, Paul Ximo Pluijter Izquierdo y Adrián Luque Bueso.</text:span></text:p>
      <text:p text:style-name="Heading_20_1"><text:bookmark text:name="_vuvqy677zxpo"/>Etapa de planificación</text:p>
      <text:p text:style-name="Heading_20_2"><text:bookmark text:name="_argn8l2wcwy9"/>Sitemap de la aplicación</text:p>
      <text:p text:style-name="Standard"><draw:frame draw:style-name="fr3" draw:name="image8.png" text:anchor-type="char" svg:x="-0.8335in" svg:y="0.339in" svg:width="7.7035in" svg:height="5.1929in" draw:z-index="0"><draw:image xlink:href="Pictures/1000000000000730000004DCBFB9691D5CE6C6F2.png" xlink:type="simple" xlink:show="embed" xlink:actuate="onLoad" loext:mime-type="image/png"/></draw:frame></text:p>
      <text:p text:style-name="P43"><text:bookmark text:name="_j22nh9ee4j4p"/></text:p>
      <text:p text:style-name="Heading_20_2"><text:bookmark text:name="_a2qdn5286nqx"/>UML de la aplicación<text:line-break/><draw:frame draw:style-name="fr4" draw:name="image3.png" text:anchor-type="as-char" svg:width="6.7811in" svg:height="5.5472in" draw:z-index="0"><draw:image xlink:href="Pictures/10000000000002DF00000270973AB3E962BB35EE.png" xlink:type="simple" xlink:show="embed" xlink:actuate="onLoad" loext:mime-type="image/png"/></draw:frame></text:p>
      <text:p text:style-name="Heading_20_1"><text:bookmark text:name="_1zj4wddikbfb"/></text:p>
      <text:p text:style-name="P40"><text:bookmark text:name="_q4fdkqpo83kq"/>Etapa de diseño</text:p>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43"><text:bookmark text:name="_1t3h5sf"/>Modelado del usuario: Front-office</text:p>
      <text:p text:style-name="P3"><draw:frame draw:style-name="fr5" draw:name="image4.png" text:anchor-type="as-char" svg:width="3.1193in" svg:height="2.8602in" draw:z-index="0"><draw:image xlink:href="Pictures/100000000000050B000003A252020F3902A77D1C.png" xlink:type="simple" xlink:show="embed" xlink:actuate="onLoad" loext:mime-type="image/png"/></draw:frame><text:line-break/>Este es “el señor Pepe”:</text:p>
      <text:list xml:id="list1297200893" text:style-name="WWNum7">
        <text:list-item>
          <text:p text:style-name="P8">Tiene dos hijos. </text:p>
        </text:list-item>
        <text:list-item>
          <text:p text:style-name="P8">Sabe que hay un servicio en internet para espacios naturales.</text:p>
        </text:list-item>
        <text:list-item>
          <text:p text:style-name="P8"><text:soft-page-break/>Quiere realizar los trámites solo sin necesitar ayuda.</text:p>
        </text:list-item>
        <text:list-item>
          <text:p text:style-name="P8">Espera no tener problemas cuando termine.</text:p>
        </text:list-item>
      </text:list>
      <text:p text:style-name="P42"><text:bookmark text:name="_4d34og8"/>Casos de uso</text:p>
      <text:list xml:id="list2418535144" text:style-name="WWNum1">
        <text:list-item>
          <text:p text:style-name="P34"><text:span text:style-name="T6">Escenario 1</text:span>:</text:p>
        </text:list-item>
      </text:list>
      <text:list xml:id="list133591661" text:style-name="WWNum6">
        <text:list-item>
          <text:list>
            <text:list-item>
              <text:p text:style-name="P36">Quiere ir a un espacio natural para pasar una tarde con sus hijos.</text:p>
            </text:list-item>
            <text:list-item>
              <text:p text:style-name="P31">Sabe que le hace falta unos procedimientos para ir al espacio natural.</text:p>
            </text:list-item>
            <text:list-item>
              <text:p text:style-name="P32">Nadie le ayudará porque quiere que sea una sorpresa.</text:p>
            </text:list-item>
          </text:list>
        </text:list-item>
        <text:list-item>
          <text:p text:style-name="P18">Qué necesita:</text:p>
          <text:list>
            <text:list-item>
              <text:p text:style-name="P36">Una pantalla sencilla.</text:p>
            </text:list-item>
            <text:list-item>
              <text:p text:style-name="P36">Que sea rápido de buscar el sitio.</text:p>
            </text:list-item>
            <text:list-item>
              <text:p text:style-name="P36">Que sea fácil añadir a sus hijos como acompañantes.</text:p>
            </text:list-item>
            <text:list-item>
              <text:p text:style-name="P36">Espera tener un justificante para cuando llegue a la entrada.</text:p>
            </text:list-item>
          </text:list>
        </text:list-item>
        <text:list-item>
          <text:p text:style-name="P18">Cómo le ayuda el sitio:</text:p>
          <text:list>
            <text:list-item>
              <text:p text:style-name="P36">Siendo sencillo.</text:p>
            </text:list-item>
            <text:list-item>
              <text:p text:style-name="P36">Con muy pocos pasos.</text:p>
            </text:list-item>
            <text:list-item>
              <text:p text:style-name="P36">Dándole opciones simples de deshacer sus acciones.</text:p>
            </text:list-item>
            <text:list-item>
              <text:p text:style-name="P36">Pidiéndole confirmación de sus acciones de una forma muy explicativa y clara.</text:p>
            </text:list-item>
          </text:list>
        </text:list-item>
      </text:list>
      <text:p text:style-name="P37"/>
      <text:list xml:id="list1366465505" text:style-name="WWNum2">
        <text:list-item>
          <text:p text:style-name="P10"><text:span text:style-name="T6">Escenario 2</text:span>:</text:p>
        </text:list-item>
      </text:list>
      <text:list xml:id="list123815309217065" text:continue-list="list133591661" text:style-name="WWNum6">
        <text:list-item>
          <text:list>
            <text:list-item>
              <text:p text:style-name="P31">Resulta que la tarde particular que reservo llueve.</text:p>
            </text:list-item>
            <text:list-item>
              <text:p text:style-name="P31">Quiere cancelar una reserva a un espacio natural que ha hecho.</text:p>
            </text:list-item>
            <text:list-item>
              <text:p text:style-name="P31"><text:soft-page-break/>Sabe que tiene que haber alguna manera de hacerlo.</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cancelar sin pasos extras innecesarios.</text:p>
            </text:list-item>
            <text:list-item>
              <text:p text:style-name="P31">Espera haber terminado en unos minutos.</text:p>
            </text:list-item>
          </text:list>
        </text:list-item>
        <text:list-item>
          <text:p text:style-name="P18">Cómo le ayuda el sitio:</text:p>
          <text:list>
            <text:list-item>
              <text:p text:style-name="P31">Siendo sencillo.</text:p>
            </text:list-item>
            <text:list-item>
              <text:p text:style-name="P31">Con muy pocos pasos.</text:p>
            </text:list-item>
            <text:list-item>
              <text:p text:style-name="P31">Presentando primero sus últimas reservas y sus acciones.</text:p>
            </text:list-item>
            <text:list-item>
              <text:p text:style-name="P31">Pidiéndole confirmación de sus acciones de una forma muy explicativa y clara.</text:p>
            </text:list-item>
          </text:list>
        </text:list-item>
      </text:list>
      <text:p text:style-name="P43"><text:bookmark text:name="_17dp8vu"/>Etapa de prototipado: Front-office</text:p>
      <text:p text:style-name="Heading_20_3"><text:bookmark text:name="_qd1mpqza257k"/>Inicio </text:p>
      <text:p text:style-name="Standard"><draw:frame draw:style-name="fr1" draw:name="image10.png" text:anchor-type="as-char" svg:width="6.2681in" svg:height="3.528in" draw:z-index="0"><draw:image xlink:href="Pictures/1000020100000780000004389579E1962DF8B855.png" xlink:type="simple" xlink:show="embed" xlink:actuate="onLoad" loext:mime-type="image/png"/></draw:frame><draw:rect text:anchor-type="as-char" style:rel-width="100%" draw:z-index="1" draw:style-name="gr1" draw:text-style-name="P50" svg:width="0.0012in" svg:height="0.0213in"><text:p/></draw:rect></text:p>
      <text:p text:style-name="Standard"/>
      <text:p text:style-name="Heading_20_3"><text:bookmark text:name="_amfmkhbvklco"/>Inicio de sesión</text:p>
      <text:p text:style-name="Standard"><draw:frame draw:style-name="fr1" draw:name="image9.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2" draw:style-name="gr1" draw:text-style-name="P50" svg:width="0.0012in" svg:height="0.0213in"><text:p/></draw:rect></text:p>
      <text:p text:style-name="P42"><text:bookmark text:name="_9rn2wvilyce1"/>Gestión de reservas</text:p>
      <text:p text:style-name="Standard"><text:soft-page-break/><draw:frame draw:style-name="fr1" draw:name="image13.png" text:anchor-type="as-char" svg:width="6.2681in" svg:height="3.528in" draw:z-index="0"><draw:image xlink:href="Pictures/1000020100000780000004386894D65AC9F1FFB2.png" xlink:type="simple" xlink:show="embed" xlink:actuate="onLoad" loext:mime-type="image/png"/></draw:frame><draw:rect text:anchor-type="as-char" style:rel-width="100%" draw:z-index="3" draw:style-name="gr1" draw:text-style-name="P50" svg:width="0.0012in" svg:height="0.0213in"><text:p/></draw:rect></text:p>
      <text:p text:style-name="Heading_20_3"><text:bookmark text:name="_yad0m0sojl81"/>Formulario de reserva</text:p>
      <text:p text:style-name="Heading_20_2"><text:bookmark text:name="_mthvnm4bwzxz"/><draw:frame draw:style-name="fr1" draw:name="image16.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3"><text:bookmark text:name="_d115ogvohz43"/>Confirmación del formulario de reserva</text:p>
      <text:p text:style-name="Standard"><draw:frame draw:style-name="fr1" draw:name="image15.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43"><text:bookmark text:name="_m2tbhz2ffjwr"/>Modelado del usuario: Back-office</text:p>
      <text:p text:style-name="P3"><draw:g text:anchor-type="as-char" draw:z-index="4" draw:style-name="gr2"><draw:frame draw:name="Shape 2" draw:style-name="gr3" draw:text-style-name="P51" svg:width="3.1461in" svg:height="2.8858in" svg:x="0in" svg:y="0in"><draw:image xlink:href="Pictures/100000000000050B000003A252020F3902A77D1C.png" xlink:type="simple" xlink:show="embed" xlink:actuate="onLoad"><text:p/></draw:image></draw:frame><draw:custom-shape draw:name="Shape 3" draw:style-name="gr4" draw:text-style-name="P52"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52"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51" svg:width="2.5406in" svg:height="1.6189in" svg:x="0.4228in" svg:y="0in"><draw:image xlink:href="Pictures/100002010000020000000200785C211BADFB1855.png" xlink:type="simple" xlink:show="embed" xlink:actuate="onLoad"><text:p/></draw:image></draw:frame></draw:g><text:line-break/>Este es “el señor José”:</text:p>
      <text:list xml:id="list123813767406317" text:continue-list="list1297200893" text:style-name="WWNum7">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42"><text:bookmark text:name="_ieeo88btq04c"/>Casos de uso</text:p>
      <text:list xml:id="list123814665214815" text:continue-list="list2418535144" text:style-name="WWNum1">
        <text:list-item>
          <text:p text:style-name="P11"><text:span text:style-name="T6">Escenario 1</text:span>:</text:p>
        </text:list-item>
      </text:list>
      <text:list xml:id="list123813785204023" text:continue-list="list123815309217065" text:style-name="WWNum6">
        <text:list-item>
          <text:list>
            <text:list-item>
              <text:p text:style-name="P31">Quiere crear un servicio nuevo.</text:p>
            </text:list-item>
            <text:list-item>
              <text:p text:style-name="P32">Tiene un conocimiento aproximado de cómo hacerlo, pero no lo ha hecho nunca antes.</text:p>
            </text:list-item>
            <text:list-item>
              <text:p text:style-name="P32">Tiene un usuario registrado.</text:p>
            </text:list-item>
          </text:list>
        </text:list-item>
        <text:list-item>
          <text:p text:style-name="P18">Qué necesita:</text:p>
          <text:list>
            <text:list-item>
              <text:p text:style-name="P31">Una pantalla sencilla.</text:p>
            </text:list-item>
            <text:list-item>
              <text:p text:style-name="P31">Que la aplicación siga una estructura sencilla y entendible.</text:p>
            </text:list-item>
            <text:list-item>
              <text:p text:style-name="P31"><text:soft-page-break/>Que la aplicación le ayude a cometer el mínimo de errores posibles.</text:p>
            </text:list-item>
            <text:list-item>
              <text:p text:style-name="P31">Espera poder deshacer los cambios antes de confirmarlos.</text:p>
            </text:list-item>
            <text:list-item>
              <text:p text:style-name="P31">Espera tener una confirmación de que se ha realizado correctamente.</text:p>
            </text:list-item>
          </text:list>
        </text:list-item>
        <text:list-item>
          <text:p text:style-name="P18">Cómo le ayuda el sitio:</text:p>
          <text:list>
            <text:list-item>
              <text:p text:style-name="P31">Siendo sencillo, coherente y siguiendo el mismo patrón en todas las pantallas.</text:p>
            </text:list-item>
            <text:list-item>
              <text:p text:style-name="P31">Indicando siempre en qué pantalla está.</text:p>
            </text:list-item>
            <text:list-item>
              <text:p text:style-name="P31">Dándole opciones simples de deshacer sus acciones.</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5"/>
      <text:list xml:id="list123814540907831" text:continue-list="list1366465505" text:style-name="WWNum2">
        <text:list-item>
          <text:p text:style-name="P10"><text:span text:style-name="T6">Escenario 2</text:span>:</text:p>
        </text:list-item>
      </text:list>
      <text:list xml:id="list123814584261898" text:continue-list="list123813785204023" text:style-name="WWNum6">
        <text:list-item>
          <text:list>
            <text:list-item>
              <text:p text:style-name="P31">Tras muchas horas de trabajo, se ha dado cuenta de que ha cometido un error escogiendo el tipo de servicio.</text:p>
            </text:list-item>
            <text:list-item>
              <text:p text:style-name="P31">Desea modificar el servicio que acaba de hacer.</text:p>
            </text:list-item>
            <text:list-item>
              <text:p text:style-name="P31">Sabe que hay una forma de hacerlo.<text:line-break/></text:p>
            </text:list-item>
          </text:list>
        </text:list-item>
        <text:list-item>
          <text:p text:style-name="P18">Qué necesita:</text:p>
          <text:list>
            <text:list-item>
              <text:p text:style-name="P31">Una pantalla sencilla.</text:p>
            </text:list-item>
            <text:list-item>
              <text:p text:style-name="P31">Que sea rápido encontrar las acciones de la reserva.</text:p>
            </text:list-item>
            <text:list-item>
              <text:p text:style-name="P31">Que sea fácil modificar sin pasos extras innecesarios.</text:p>
            </text:list-item>
            <text:list-item>
              <text:p text:style-name="P31">Espera haber terminado en unos minutos e irse a su casa a descansar.</text:p>
            </text:list-item>
          </text:list>
        </text:list-item>
        <text:list-item>
          <text:p text:style-name="P18">Cómo le ayuda el sitio:</text:p>
          <text:list>
            <text:list-item>
              <text:p text:style-name="P31">Siendo sencillo, coherente y siguiendo el mismo patrón en todas las pantallas.</text:p>
            </text:list-item>
            <text:list-item>
              <text:p text:style-name="P31"><text:soft-page-break/>Indicando siempre en qué pantalla está.</text:p>
            </text:list-item>
            <text:list-item>
              <text:p text:style-name="P31">Dándole opciones simples de deshacer sus acciones.</text:p>
            </text:list-item>
            <text:list-item>
              <text:p text:style-name="P31">Rellenando todos los datos antiguos para que no los tenga que memorizar.</text:p>
            </text:list-item>
            <text:list-item>
              <text:p text:style-name="P31">Indicando si los datos son erróneos</text:p>
            </text:list-item>
            <text:list-item>
              <text:p text:style-name="P31">Pidiéndole confirmación de sus acciones de una forma muy explicativa y clara.</text:p>
            </text:list-item>
          </text:list>
        </text:list-item>
      </text:list>
      <text:p text:style-name="P22"/>
      <text:p text:style-name="P48"><text:bookmark text:name="_aprhxklm9iha"/>Etapa de prototipado: Back-office</text:p>
      <text:p text:style-name="Standard"><draw:frame draw:style-name="fr1" draw:name="Image1" text:anchor-type="as-char" svg:width="6.2681in" svg:height="3.528in" draw:z-index="0"><draw:image xlink:href="Pictures/1000020100000780000004389579E1962DF8B855.png" xlink:type="simple" xlink:show="embed" xlink:actuate="onLoad" loext:mime-type="image/png"/></draw:frame><draw:rect text:anchor-type="as-char" style:rel-width="100%" draw:z-index="5" draw:style-name="gr1" draw:text-style-name="P50" svg:width="0.0012in" svg:height="0.0213in"><text:p/></draw:rect></text:p>
      <text:p text:style-name="Heading_20_3"><text:bookmark text:name="_w40ch3q4ynav"/>Inicio de sesión</text:p>
      <text:p text:style-name="Heading_20_3"><text:bookmark text:name="_pt7zuxiz49vh"/><draw:frame draw:style-name="fr1"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6" draw:style-name="gr1" draw:text-style-name="P50" svg:width="0.0012in" svg:height="0.0213in"><text:p/></draw:rect></text:p>
      <text:p text:style-name="Heading_20_3"><text:bookmark text:name="_4c3mav7n670l"/>Gestión de áreas<draw:rect text:anchor-type="as-char" style:rel-width="100%" draw:z-index="7" draw:style-name="gr1" draw:text-style-name="P50" svg:width="0.0012in" svg:height="0.0213in"><text:p/></draw:rect></text:p>
      <text:p text:style-name="Standard"><draw:frame draw:style-name="fr1" draw:name="image11.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50" svg:width="0.0012in" svg:height="0.0213in"><text:p/></draw:rect></text:p>
      <text:p text:style-name="Standard"/>
      <text:p text:style-name="Standard"/>
      <text:p text:style-name="Heading_20_3"><text:bookmark text:name="_iwmv5lcdbkm1"/>Crear servicio</text:p>
      <text:p text:style-name="Standard"><draw:frame draw:style-name="fr1" draw:name="image14.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50" svg:width="0.0012in" svg:height="0.0213in"><text:p/></draw:rect></text:p>
      <text:p text:style-name="Heading_20_3"><text:bookmark text:name="_xa3p3c42t8e"/>Petición de nuevo tipo de servicio</text:p>
      <text:p text:style-name="Standard"><draw:frame draw:style-name="fr1" draw:name="image12.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50" svg:width="0.0012in" svg:height="0.0213in"><text:p/></draw:rect></text:p>
      <text:p text:style-name="Heading_20_2"><text:bookmark text:name="_n4g8swrlzmuh"/></text:p>
      <text:p text:style-name="P47"><text:bookmark text:name="_a4y9hzbdoxpy"/>Mejoras</text:p>
      <text:list xml:id="list3736131054" text:style-name="WWNum3">
        <text:list-item>
          <text:p text:style-name="P16">El RowMapper es totalmente genérico (solo hay uno para todos)</text:p>
        </text:list-item>
        <text:list-item>
          <text:p text:style-name="P16">Todas las clases fundamentales (como DAOs, Service, Controller, etc.) extienden a alguna clase abstracta (esto facilita la implementación y revisión del código).</text:p>
        </text:list-item>
      </text:list>
      <text:p text:style-name="P43"><text:bookmark text:name="_y5wyxlkrhh0s"/>Adicionalmente</text:p>
      <text:list xml:id="list123814094860673" text:continue-numbering="true" text:style-name="WWNum3">
        <text:list-item>
          <text:p text:style-name="P16">Hemos realizado la parte de gestionar la reserva del personal de control y del gestor de medio ambiente y prácticamente todas las vistas.</text:p>
        </text:list-item>
        <text:list-item>
          <text:p text:style-name="P9">Se ha puesto bastante hincapié en la seguridad, la aplicación no pasa los datos por campos ocultos y se asegura que un usuario solo pueda cambiar lo estrictamente neces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5" meta:paragraph-count="202" meta:word-count="1407" meta:character-count="8113" meta:non-whitespace-character-count="6985"/>
    <meta:generator>LibreOfficeDev/6.0.5.2$Linux_X86_64 LibreOffice_project/</meta:generator>
  </office:meta>
</office:document-meta>
</file>